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egoe UI1" svg:font-family="'Segoe UI', apple-system, Arial, Verdana, sans-serif"/>
  </office:font-face-decls>
  <office:automatic-styles>
    <style:style style:name="Table1" style:family="table">
      <style:table-properties style:width="15.69cm" table:align="left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3.231cm"/>
    </style:style>
    <style:style style:name="Table1.C" style:family="table-column">
      <style:table-column-properties style:column-width="0.245cm"/>
    </style:style>
    <style:style style:name="Table1.1" style:family="table-row">
      <style:table-row-properties fo:background-color="#e7e9eb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Table1.C9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19e21" officeooo:paragraph-rsid="00019e21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Segoe UI1" fo:font-size="10.1999998092651pt" fo:letter-spacing="normal" fo:font-style="normal" style:text-underline-style="none" fo:font-weight="normal" officeooo:rsid="00019e21" officeooo:paragraph-rsid="00019e21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egoe UI1" fo:font-size="9.60000038146973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00000" loext:opacity="100%" style:font-name="Segoe UI1" fo:font-size="9.60000038146973pt" fo:letter-spacing="normal" fo:font-style="normal" fo:font-weight="normal" officeooo:paragraph-rsid="00019e21"/>
    </style:style>
    <style:style style:name="P7" style:family="paragraph" style:parent-style-name="Text_20_body">
      <style:text-properties officeooo:paragraph-rsid="00019e21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rsid="00051a5f" officeooo:paragraph-rsid="00051a5f"/>
    </style:style>
    <style:style style:name="P10" style:family="paragraph" style:parent-style-name="Text_20_body">
      <style:text-properties fo:font-size="15pt" style:text-underline-style="solid" style:text-underline-width="auto" style:text-underline-color="font-color" fo:font-weight="bold" officeooo:rsid="00051a5f" officeooo:paragraph-rsid="00051a5f" style:font-size-asian="15pt" style:font-weight-asian="bold" style:font-size-complex="15pt" style:font-weight-complex="bold"/>
    </style:style>
    <style:style style:name="P11" style:family="paragraph" style:parent-style-name="Text_20_body">
      <style:text-properties fo:font-size="15pt" style:text-underline-style="none" fo:font-weight="normal" officeooo:rsid="00051a5f" officeooo:paragraph-rsid="00051a5f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style:text-underline-style="none" fo:font-weight="normal" style:font-weight-asian="normal" style:font-weight-complex="normal"/>
    </style:style>
    <style:style style:name="T1" style:family="text">
      <style:text-properties officeooo:rsid="00019e21"/>
    </style:style>
    <style:style style:name="T2" style:family="text">
      <style:text-properties fo:font-weight="bold"/>
    </style:style>
    <style:style style:name="T3" style:family="text">
      <style:text-properties fo:font-weight="bold" officeooo:rsid="00019e21" style:font-weight-asian="bold" style:font-weight-complex="bold"/>
    </style:style>
    <style:style style:name="T4" style:family="text">
      <style:text-properties fo:font-size="18pt" fo:font-weight="bold" officeooo:rsid="00019e21" style:font-size-asian="18pt" style:font-weight-asian="bold" style:font-size-complex="18pt" style:font-weight-complex="bold"/>
    </style:style>
    <style:style style:name="T5" style:family="text">
      <style:text-properties fo:font-size="28pt" fo:font-weight="bold" officeooo:rsid="00019e21" style:font-size-asian="28pt" style:font-weight-asian="bold" style:font-size-complex="28pt" style:font-weight-complex="bold"/>
    </style:style>
    <style:style style:name="T6" style:family="text">
      <style:text-properties fo:font-size="28pt" style:text-underline-style="solid" style:text-underline-width="auto" style:text-underline-color="font-color" fo:font-weight="bold" officeooo:rsid="00019e21" style:font-size-asian="28pt" style:font-weight-asian="bold" style:font-size-complex="28pt" style:font-weight-complex="bold"/>
    </style:style>
    <style:style style:name="T7" style:family="text">
      <style:text-properties fo:font-size="28pt" style:text-underline-style="solid" style:text-underline-width="auto" style:text-underline-color="font-color" fo:font-weight="normal" officeooo:rsid="00019e21" style:font-size-asian="28pt" style:font-weight-asian="normal" style:font-size-complex="28pt" style:font-weight-complex="normal"/>
    </style:style>
    <style:style style:name="T8" style:family="text">
      <style:text-properties fo:font-variant="normal" fo:text-transform="none" fo:color="#000000" loext:opacity="100%" style:font-name="Segoe UI1" fo:font-size="9.60000038146973pt" fo:letter-spacing="normal" fo:font-style="normal"/>
    </style:style>
    <style:style style:name="T9" style:family="text">
      <style:text-properties fo:font-variant="normal" fo:text-transform="none" fo:color="#000000" loext:opacity="100%" style:font-name="Segoe UI1" fo:font-size="9.60000038146973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Segoe UI1" fo:font-size="9.60000038146973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style:font-name="Segoe UI" fo:font-size="25.200000762939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egoe UI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Segoe UI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Segoe UI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T18" style:family="text">
      <style:text-properties fo:font-variant="normal" fo:text-transform="none" fo:color="#000000" loext:opacity="100%" fo:font-size="12pt" fo:letter-spacing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21" style:family="text">
      <style:text-properties fo:font-variant="normal" fo:text-transform="none" fo:color="#dc143c" loext:opacity="100%" style:font-name="Consolas" fo:font-size="9.60000038146973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dc143c" loext:opacity="100%" style:font-name="Consolas" fo:font-size="9.60000038146973pt" fo:letter-spacing="normal" fo:font-style="normal" loext:padding="0cm" loext:border="none"/>
    </style:style>
    <style:style style:name="T23" style:family="text">
      <style:text-properties fo:font-variant="normal" fo:text-transform="none" fo:color="#dc143c" loext:opacity="100%" style:font-name="Consolas" fo:font-size="9.60000038146973pt" fo:letter-spacing="normal" fo:font-style="normal" style:font-size-asian="12pt" style:font-size-complex="12pt" loext:padding="0cm" loext:border="none"/>
    </style:style>
    <style:style style:name="T24" style:family="text">
      <style:text-properties fo:font-variant="normal" fo:text-transform="none" fo:color="#005cc5" loext:opacity="100%" style:font-name="Consolas" fo:font-size="9pt" fo:letter-spacing="normal" fo:font-style="normal" fo:font-weight="normal"/>
    </style:style>
    <style:style style:name="T25" style:family="text">
      <style:text-properties officeooo:rsid="00051a5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SQL </text:p>
      <text:p text:style-name="P1"/>
      <text:p text:style-name="P4">a) MySQL is a very popular open-source relational database management system (RDBMS).</text:p>
      <text:p text:style-name="P5"><text:span text:style-name="T1">b) </text:span>RDBMS stands for Relational Database Management System.</text:p>
      <text:p text:style-name="P5"><text:span text:style-name="T1">c) </text:span>RDBMS is a program used to maintain a relational database.</text:p>
      <text:p text:style-name="P5"><text:span text:style-name="T1">d) </text:span>RDBMS is the basis for all modern database systems such as MySQL, Microsoft SQL Server, Oracle, and Microsoft Access.</text:p>
      <text:p text:style-name="Text_20_body"/>
      <text:p text:style-name="Text_20_body"/>
      <text:p text:style-name="P7"><text:span text:style-name="T6">SQL </text:span></text:p>
      <text:p text:style-name="P6">SQL is the standard language for dealing with Relational Databases.</text:p>
      <text:p text:style-name="P5">SQL is used to insert, search, update, and delete database records.</text:p>
      <text:p text:style-name="P7"><text:span text:style-name="T9">SQL keywords are NOT case sensitive: </text:span><text:span text:style-name="Source_20_Text"><text:span text:style-name="T21">select</text:span></text:span><text:span text:style-name="T9"> is the same as </text:span><text:span text:style-name="Source_20_Text"><text:span text:style-name="T21">SELECT</text:span></text:span></text:p>
      <text:p text:style-name="P7"><text:line-break/></text:p>
      <text:p text:style-name="P10">SELECT </text:p>
      <text:p text:style-name="P11"><text:span text:style-name="T8">The </text:span><text:span text:style-name="Source_20_Text"><text:span text:style-name="T22">SELECT</text:span></text:span><text:span text:style-name="T8"> statement is used to select data from a database.</text:span></text:p>
      <text:p text:style-name="Text_20_body"><text:line-break/><text:span text:style-name="T19"> </text:span><text:span text:style-name="T15">WHERE Clause</text:span></text:p>
      <text:p text:style-name="P12"><text:span text:style-name="T10">The </text:span><text:span text:style-name="Source_20_Text"><text:span text:style-name="T23">WHERE</text:span></text:span><text:span text:style-name="T16"> </text:span><text:span text:style-name="T10">clause is used to filter records.</text:span></text:p>
      <text:p text:style-name="P12"><text:span text:style-name="T10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=</text:p>
          </table:table-cell>
          <table:table-cell table:style-name="Table1.A1" office:value-type="string">
            <text:p text:style-name="P2">Equal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&gt;</text:p>
          </table:table-cell>
          <table:table-cell table:style-name="Table1.A1" office:value-type="string">
            <text:p text:style-name="P2">Greater than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&lt;</text:p>
          </table:table-cell>
          <table:table-cell table:style-name="Table1.A1" office:value-type="string">
            <text:p text:style-name="P2">Less than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&gt;=</text:p>
          </table:table-cell>
          <table:table-cell table:style-name="Table1.A1" office:value-type="string">
            <text:p text:style-name="P2">Greater than or equal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&lt;=</text:p>
          </table:table-cell>
          <table:table-cell table:style-name="Table1.A1" office:value-type="string">
            <text:p text:style-name="P2">Less than or equal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&lt;&gt;</text:p>
          </table:table-cell>
          <table:table-cell table:style-name="Table1.A1" office:value-type="string">
            <text:p text:style-name="P2">Not equal. <text:span text:style-name="T2">Note:</text:span> In some versions of SQL this operator may be written as !=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BETWEEN</text:p>
          </table:table-cell>
          <table:table-cell table:style-name="Table1.A1" office:value-type="string">
            <text:p text:style-name="P2">Between a certain range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>LIKE</text:p>
          </table:table-cell>
          <table:table-cell table:style-name="Table1.A1" office:value-type="string">
            <text:p text:style-name="P2">Search for a pattern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IN</text:p>
          </table:table-cell>
          <table:table-cell table:style-name="Table1.A1" office:value-type="string">
            <text:p text:style-name="P2">To specify multiple possible values for a column</text:p>
          </table:table-cell>
          <table:table-cell table:style-name="Table1.C9" office:value-type="string">
            <text:p text:style-name="P3"/>
          </table:table-cell>
        </table:table-row>
      </table:table>
      <text:p text:style-name="P12"><text:span text:style-name="T10"/></text:p>
      <text:p text:style-name="P10">ORDER BY </text:p>
      <text:p text:style-name="P8"><text:span text:style-name="T9">The </text:span><text:span text:style-name="Source_20_Text"><text:span text:style-name="T21">ORDER BY</text:span></text:span><text:span text:style-name="T9"> keyword is used to sort the result-set in ascending or descending order.</text:span></text:p>
      <text:p text:style-name="Text_20_body"><text:line-break/><text:span text:style-name="T25">We can also use order by into mutliple columns </text:span></text:p>
      <text:p text:style-name="P8"><text:span text:style-name="T24"/></text:p>
      <text:p text:style-name="P8"><text:soft-page-break/><text:span text:style-name="T24"/></text:p>
      <text:p text:style-name="P9"><text:span text:style-name="T24">example</text:span></text:p>
      <text:p text:style-name="P8"><text:span text:style-name="T24">SELECT</text:span><text:span text:style-name="T11"> </text:span><text:span text:style-name="T20">* </text:span><text:span text:style-name="T24">FROM</text:span><text:span text:style-name="T11"> </text:span><text:span text:style-name="T20">Customers</text:span><text:line-break/><text:span text:style-name="T24">ORDER</text:span><text:span text:style-name="T11"> </text:span><text:span text:style-name="T24">BY</text:span><text:span text:style-name="T11"> </text:span><text:span text:style-name="T20">Country </text:span><text:span text:style-name="T24">ASC</text:span><text:span text:style-name="T20">, CustomerName </text:span><text:span text:style-name="T24">DESC</text:span><text:span text:style-name="T20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egoe UI1" svg:font-family="'Segoe UI', apple-system, 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4:49:26.093658521</meta:creation-date>
    <dc:date>2026-01-28T17:45:09.572729844</dc:date>
    <meta:editing-duration>PT14M52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37" meta:word-count="199" meta:character-count="1125" meta:non-whitespace-character-count="953"/>
  </office:meta>
</office:document-meta>
</file>